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a0576" officeooo:paragraph-rsid="000a0576"/>
    </style:style>
    <style:style style:name="P2" style:family="paragraph" style:parent-style-name="Standard">
      <style:text-properties officeooo:rsid="000f4649" officeooo:paragraph-rsid="000f4649"/>
    </style:style>
    <style:style style:name="P3" style:family="paragraph" style:parent-style-name="Standard">
      <style:text-properties officeooo:rsid="000eaed0" officeooo:paragraph-rsid="0010b807"/>
    </style:style>
    <style:style style:name="P4" style:family="paragraph" style:parent-style-name="Standard">
      <style:text-properties fo:font-style="italic" officeooo:rsid="0010b807" officeooo:paragraph-rsid="0010b807" style:font-style-asian="italic" style:font-style-complex="italic"/>
    </style:style>
    <style:style style:name="P5" style:family="paragraph" style:parent-style-name="Standard">
      <style:text-properties fo:font-style="italic" officeooo:rsid="0011c299" officeooo:paragraph-rsid="0011c299" style:font-style-asian="italic" style:font-style-complex="italic"/>
    </style:style>
    <style:style style:name="P6" style:family="paragraph" style:parent-style-name="Standard">
      <style:text-properties fo:font-style="italic" officeooo:rsid="0013a559" officeooo:paragraph-rsid="0013a559" style:font-style-asian="italic" style:font-style-complex="italic"/>
    </style:style>
    <style:style style:name="T1" style:family="text">
      <style:text-properties fo:font-weight="bold" style:font-weight-asian="bold" style:font-weight-complex="bold"/>
    </style:style>
    <style:style style:name="T2" style:family="text">
      <style:text-properties officeooo:rsid="000e73be"/>
    </style:style>
    <style:style style:name="T3" style:family="text">
      <style:text-properties officeooo:rsid="000eaed0"/>
    </style:style>
    <style:style style:name="T4" style:family="text">
      <style:text-properties officeooo:rsid="000f4649"/>
    </style:style>
    <style:style style:name="T5" style:family="text">
      <style:text-properties fo:font-style="italic" style:font-style-asian="italic" style:font-style-complex="italic"/>
    </style:style>
    <style:style style:name="T6" style:family="text">
      <style:text-properties fo:font-style="italic" officeooo:rsid="000f4649" style:font-style-asian="italic" style:font-style-complex="italic"/>
    </style:style>
    <style:style style:name="T7" style:family="text">
      <style:text-properties fo:font-style="italic" officeooo:rsid="0010b807" style:font-style-asian="italic" style:font-style-complex="italic"/>
    </style:style>
    <style:style style:name="T8" style:family="text">
      <style:text-properties fo:font-style="italic" officeooo:rsid="0014fb44" style:font-style-asian="italic" style:font-style-complex="italic"/>
    </style:style>
    <style:style style:name="T9" style:family="text">
      <style:text-properties fo:font-style="italic" officeooo:rsid="00158a83"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0b807" style:font-style-asian="italic" style:font-weight-asian="bold" style:font-style-complex="italic" style:font-weight-complex="bold"/>
    </style:style>
    <style:style style:name="T12" style:family="text">
      <style:text-properties officeooo:rsid="0014fb44"/>
    </style:style>
    <style:style style:name="T13" style:family="text">
      <style:text-properties officeooo:rsid="00158a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3">)</text:span> <text:span text:style-name="T1">Arrays in Java</text:span></text:p>
      <text:p text:style-name="P1"/>
      <text:p text:style-name="P1">To use an array in a program, you need to declare, create and initialize it. For one-dimensional arrays, declaration involves specifying <text:span text:style-name="T2">the </text:span>type of array items <text:span text:style-name="T2">and the</text:span> name of <text:span text:style-name="T2">the </text:span>array; creation involves using the <text:span text:style-name="T3">'</text:span>new<text:span text:style-name="T3">'</text:span> operator and specifying the array size; and initialization invovles assigning values to each array element.</text:p>
      <text:p text:style-name="P1"/>
      <text:p text:style-name="P1"><text:span text:style-name="T1">Example</text:span>:</text:p>
      <text:p text:style-name="P1"/>
      <text:p text:style-name="P1">int N = 100; //array size</text:p>
      <text:p text:style-name="P1">double[] a = new double[N]; //declaring and creating array</text:p>
      <text:p text:style-name="P1">//initializing array</text:p>
      <text:p text:style-name="P1">for(int i=0; i&lt;N; i++)</text:p>
      <text:p text:style-name="P1"><text:tab/>a[i] = i;</text:p>
      <text:p text:style-name="P1"/>
      <text:p text:style-name="P3"><text:span text:style-name="T10">Note</text:span><text:span text:style-name="T11">s:</text:span></text:p>
      <text:p text:style-name="P3"/>
      <text:p text:style-name="P3"><text:span text:style-name="T8">a</text:span><text:span text:style-name="T9">)</text:span><text:span text:style-name="T7"> </text:span><text:span text:style-name="T5">Arrays must be explicitly created at run time because the Java compiler has no way of knowing how much space to reserve for the array at compile time, as it does for primitive types. </text:span><text:span text:style-name="T6">If the array contents are known at compile time, instead, then the array can be allocated as follows</text:span><text:span text:style-name="T4">:</text:span></text:p>
      <text:p text:style-name="P2"><text:tab/>int[] a = {1, 2, 3, 4, 5};</text:p>
      <text:p text:style-name="P2"/>
      <text:p text:style-name="P4"><text:span text:style-name="T12">b)</text:span> Java does automatic bounds checking: given an array of size N, any attempt at using an index whose value is less than 0 or greater than N-1 leads to ArrayOutOfBoundsException runtime exception.</text:p>
      <text:p text:style-name="P4"/>
      <text:p text:style-name="P5"><text:span text:style-name="T12">c)</text:span> An array name refers to the whole array: given two arrays, assigning one array name to another causes both array names to refer to the same array:</text:p>
      <text:p text:style-name="P5"><text:tab/>int[] a = new int[N]; //one array named a</text:p>
      <text:p text:style-name="P5"><text:tab/>...</text:p>
      <text:p text:style-name="P5"><text:tab/>a[i] = 1234; //for some defined variable i</text:p>
      <text:p text:style-name="P5"><text:tab/>...</text:p>
      <text:p text:style-name="P5"><text:tab/>int[] b = a; //b refers to the array pointed to by a (one array, two names)</text:p>
      <text:p text:style-name="P5"><text:tab/>...</text:p>
      <text:p text:style-name="P5"><text:tab/>b[i] = 5678; //this overwrites 1234 with 5678 because a and b are reference same array.</text:p>
      <text:p text:style-name="P5"/>
      <text:p text:style-name="P6">This phenomenon is called aliasing. Aliasing can cause bugs. If the intention is to copy a, then a safer approach is to create a new array and make b refer to it. Then use a loop construct to copy the contents of a to 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3M29S</meta:editing-duration>
    <meta:editing-cycles>14</meta:editing-cycles>
    <meta:generator>LibreOffice/5.0.2.2$Windows_x86 LibreOffice_project/37b43f919e4de5eeaca9b9755ed688758a8251fe</meta:generator>
    <dc:date>2016-05-16T21:37:16.877000000</dc:date>
    <meta:document-statistic meta:table-count="0" meta:image-count="0" meta:object-count="0" meta:page-count="1" meta:paragraph-count="21" meta:word-count="302" meta:character-count="1635" meta:non-whitespace-character-count="1345"/>
    <meta:user-defined meta:name="Info 1"/>
    <meta:user-defined meta:name="Info 2"/>
    <meta:user-defined meta:name="Info 3"/>
    <meta:user-defined meta:name="Info 4"/>
  </office:meta>
</office:document-meta>
</file>